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text-properties fo:language="fi" fo:country="FI"/>
    </style:style>
    <style:style style:name="P2" style:parent-style-name="Normaali" style:family="paragraph">
      <style:text-properties fo:language="fi" fo:country="FI"/>
    </style:style>
    <style:style style:name="P3" style:parent-style-name="Normaali" style:family="paragraph">
      <style:text-properties fo:language="fi" fo:country="FI"/>
    </style:style>
    <style:style style:name="P4" style:parent-style-name="Normaali" style:family="paragraph">
      <style:text-properties fo:font-weight="bold" style:font-weight-asian="bold" style:font-weight-complex="bold" fo:language="fi" fo:country="FI"/>
    </style:style>
    <style:style style:name="P5" style:parent-style-name="Normaali" style:family="paragraph">
      <style:text-properties fo:language="fi" fo:country="FI"/>
    </style:style>
    <style:style style:name="P6" style:parent-style-name="Normaali" style:family="paragraph">
      <style:text-properties fo:language="fi" fo:country="FI"/>
    </style:style>
    <style:style style:name="P7" style:parent-style-name="Normaali" style:family="paragraph">
      <style:text-properties fo:language="fi" fo:country="FI"/>
    </style:style>
    <style:style style:name="P8" style:parent-style-name="Normaali" style:family="paragraph">
      <style:text-properties fo:language="fi" fo:country="FI"/>
    </style:style>
    <style:style style:name="P9" style:parent-style-name="Normaali" style:family="paragraph">
      <style:text-properties fo:language="fi" fo:country="FI"/>
    </style:style>
    <style:style style:name="P10" style:parent-style-name="Normaali" style:family="paragraph">
      <style:text-properties fo:language="fi" fo:country="FI"/>
    </style:style>
    <style:style style:name="P11" style:parent-style-name="Normaali" style:family="paragraph">
      <style:text-properties fo:language="fi" fo:country="FI"/>
    </style:style>
    <style:style style:name="P12" style:parent-style-name="Normaali" style:family="paragraph">
      <style:text-properties fo:language="fi" fo:country="FI"/>
    </style:style>
    <style:style style:name="P13" style:parent-style-name="Normaali" style:family="paragraph">
      <style:text-properties fo:language="fi" fo:country="FI"/>
    </style:style>
    <style:style style:name="P14" style:parent-style-name="Normaali" style:family="paragraph">
      <style:text-properties fo:language="fi" fo:country="FI"/>
    </style:style>
    <style:style style:name="P15" style:parent-style-name="Normaali" style:family="paragraph">
      <style:text-properties fo:language="fi" fo:country="FI"/>
    </style:style>
    <style:style style:name="P16" style:parent-style-name="Normaali" style:family="paragraph">
      <style:text-properties fo:language="fi" fo:country="FI"/>
    </style:style>
    <style:style style:name="P17" style:parent-style-name="Normaali" style:family="paragraph">
      <style:text-properties fo:language="fi" fo:country="FI"/>
    </style:style>
    <style:style style:name="P18" style:parent-style-name="Normaali" style:family="paragraph">
      <style:text-properties fo:language="fi" fo:country="FI"/>
    </style:style>
    <style:style style:name="P19" style:parent-style-name="Normaali" style:family="paragraph">
      <style:text-properties fo:language="fi" fo:country="FI"/>
    </style:style>
    <style:style style:name="P20" style:parent-style-name="Normaali" style:family="paragraph">
      <style:text-properties fo:language="fi" fo:country="FI"/>
    </style:style>
    <style:style style:name="P21" style:parent-style-name="Normaali" style:family="paragraph">
      <style:text-properties fo:language="fi" fo:country="FI"/>
    </style:style>
    <style:style style:name="P22" style:parent-style-name="Normaali" style:family="paragraph">
      <style:text-properties fo:language="fi" fo:country="FI"/>
    </style:style>
    <style:style style:name="P23" style:parent-style-name="Normaali" style:family="paragraph">
      <style:text-properties fo:language="fi" fo:country="FI"/>
    </style:style>
    <style:style style:name="P24" style:parent-style-name="Normaali" style:family="paragraph">
      <style:text-properties fo:language="fi" fo:country="FI"/>
    </style:style>
    <style:style style:name="P25" style:parent-style-name="Normaali" style:family="paragraph">
      <style:text-properties fo:language="fi" fo:country="FI"/>
    </style:style>
    <style:style style:name="P26" style:parent-style-name="Normaali" style:family="paragraph">
      <style:text-properties fo:language="fi" fo:country="FI"/>
    </style:style>
    <style:style style:name="P27" style:parent-style-name="Normaali" style:family="paragraph">
      <style:text-properties fo:language="fi" fo:country="FI"/>
    </style:style>
    <style:style style:name="P28" style:parent-style-name="Normaali" style:family="paragraph">
      <style:text-properties fo:language="fi" fo:country="FI"/>
    </style:style>
    <style:style style:name="P29" style:parent-style-name="Normaali" style:family="paragraph">
      <style:text-properties fo:language="fi" fo:country="FI"/>
    </style:style>
    <style:style style:name="P30" style:parent-style-name="Normaali" style:family="paragraph">
      <style:text-properties fo:language="fi" fo:country="FI"/>
    </style:style>
    <style:style style:name="P31" style:parent-style-name="Normaali" style:family="paragraph">
      <style:text-properties fo:language="fi" fo:country="FI"/>
    </style:style>
    <style:style style:name="P32" style:parent-style-name="Normaali" style:family="paragraph">
      <style:text-properties fo:language="fi" fo:country="FI"/>
    </style:style>
    <style:style style:name="P33" style:parent-style-name="Normaali" style:family="paragraph">
      <style:text-properties fo:language="fi" fo:country="FI"/>
    </style:style>
    <style:style style:name="P34" style:parent-style-name="Normaali" style:family="paragraph">
      <style:text-properties fo:language="fi" fo:country="FI"/>
    </style:style>
    <style:style style:name="P35" style:parent-style-name="Normaali" style:family="paragraph">
      <style:text-properties fo:language="fi" fo:country="FI"/>
    </style:style>
    <style:style style:name="P36" style:parent-style-name="Normaali" style:family="paragraph">
      <style:text-properties fo:language="fi" fo:country="FI"/>
    </style:style>
    <style:style style:name="P37" style:parent-style-name="Normaali" style:family="paragraph">
      <style:text-properties fo:language="fi" fo:country="FI"/>
    </style:style>
    <style:style style:name="P38" style:parent-style-name="Normaali" style:family="paragraph">
      <style:text-properties fo:language="fi" fo:country="FI"/>
    </style:style>
    <style:style style:name="P39" style:parent-style-name="Normaali" style:family="paragraph">
      <style:text-properties fo:language="fi" fo:country="FI"/>
    </style:style>
    <style:style style:name="P40" style:parent-style-name="Normaali" style:family="paragraph">
      <style:text-properties fo:language="fi" fo:country="FI"/>
    </style:style>
    <style:style style:name="P41" style:parent-style-name="Normaali" style:family="paragraph">
      <style:text-properties fo:font-weight="bold" style:font-weight-asian="bold" style:font-weight-complex="bold" fo:language="fi" fo:country="FI"/>
    </style:style>
    <style:style style:name="P42" style:parent-style-name="Normaali" style:family="paragraph">
      <style:text-properties fo:language="fi" fo:country="FI"/>
    </style:style>
    <style:style style:name="P43" style:parent-style-name="Normaali" style:family="paragraph">
      <style:text-properties fo:language="fi" fo:country="FI"/>
    </style:style>
    <style:style style:name="P44" style:parent-style-name="Normaali" style:family="paragraph">
      <style:text-properties fo:language="fi" fo:country="FI"/>
    </style:style>
    <style:style style:name="P45" style:parent-style-name="Normaali" style:family="paragraph">
      <style:text-properties fo:language="fi" fo:country="FI"/>
    </style:style>
    <style:style style:name="P46" style:parent-style-name="Normaali" style:family="paragraph">
      <style:text-properties fo:language="fi" fo:country="FI"/>
    </style:style>
    <style:style style:name="P47" style:parent-style-name="Normaali" style:family="paragraph">
      <style:text-properties fo:language="fi" fo:country="FI"/>
    </style:style>
    <style:style style:name="P48" style:parent-style-name="Normaali" style:family="paragraph">
      <style:text-properties fo:language="fi" fo:country="FI"/>
    </style:style>
    <style:style style:name="P49" style:parent-style-name="Normaali" style:family="paragraph">
      <style:text-properties fo:language="fi" fo:country="FI"/>
    </style:style>
    <style:style style:name="P50" style:parent-style-name="Normaali" style:family="paragraph">
      <style:text-properties fo:language="fi" fo:country="FI"/>
    </style:style>
    <style:style style:name="P51" style:parent-style-name="Normaali" style:family="paragraph">
      <style:text-properties fo:language="fi" fo:country="FI"/>
    </style:style>
    <style:style style:name="P52" style:parent-style-name="Normaali" style:family="paragraph">
      <style:text-properties fo:language="fi" fo:country="FI"/>
    </style:style>
    <style:style style:name="P53" style:parent-style-name="Normaali" style:family="paragraph">
      <style:text-properties fo:language="fi" fo:country="FI"/>
    </style:style>
    <style:style style:name="P54" style:parent-style-name="Normaali" style:family="paragraph">
      <style:text-properties fo:language="fi" fo:country="FI"/>
    </style:style>
    <style:style style:name="P55" style:parent-style-name="Normaali" style:family="paragraph">
      <style:text-properties fo:language="fi" fo:country="FI"/>
    </style:style>
    <style:style style:name="P56" style:parent-style-name="Normaali" style:family="paragraph">
      <style:text-properties fo:language="fi" fo:country="FI"/>
    </style:style>
    <style:style style:name="P57" style:parent-style-name="Normaali" style:family="paragraph">
      <style:text-properties fo:language="fi" fo:country="FI"/>
    </style:style>
    <style:style style:name="P58" style:parent-style-name="Normaali" style:family="paragraph">
      <style:text-properties fo:language="fi" fo:country="FI"/>
    </style:style>
    <style:style style:name="P59" style:parent-style-name="Normaali" style:family="paragraph">
      <style:text-properties fo:language="fi" fo:country="FI"/>
    </style:style>
    <style:style style:name="P60" style:parent-style-name="Normaali" style:family="paragraph">
      <style:text-properties fo:language="fi" fo:country="FI"/>
    </style:style>
    <style:style style:name="P61" style:parent-style-name="Normaali" style:family="paragraph">
      <style:text-properties fo:language="fi" fo:country="FI"/>
    </style:style>
    <style:style style:name="P62" style:parent-style-name="Normaali" style:family="paragraph">
      <style:text-properties fo:language="fi" fo:country="FI"/>
    </style:style>
    <style:style style:name="P63" style:parent-style-name="Normaali" style:family="paragraph">
      <style:text-properties fo:language="fi" fo:country="FI"/>
    </style:style>
    <style:style style:name="P64" style:parent-style-name="Normaali" style:family="paragraph">
      <style:text-properties fo:language="fi" fo:country="FI"/>
    </style:style>
    <style:style style:name="P65" style:parent-style-name="Normaali" style:family="paragraph">
      <style:text-properties fo:language="fi" fo:country="FI"/>
    </style:style>
    <style:style style:name="P66" style:parent-style-name="Normaali" style:family="paragraph">
      <style:text-properties fo:language="fi" fo:country="FI"/>
    </style:style>
    <style:style style:name="P67" style:parent-style-name="Normaali" style:family="paragraph">
      <style:text-properties fo:language="fi" fo:country="FI"/>
    </style:style>
    <style:style style:name="P68" style:parent-style-name="Normaali" style:family="paragraph">
      <style:text-properties fo:language="fi" fo:country="FI"/>
    </style:style>
    <style:style style:name="P69" style:parent-style-name="Normaali" style:family="paragraph">
      <style:text-properties fo:language="fi" fo:country="FI"/>
    </style:style>
    <style:style style:name="P70" style:parent-style-name="Normaali" style:family="paragraph">
      <style:text-properties fo:language="fi" fo:country="FI"/>
    </style:style>
    <style:style style:name="P71" style:parent-style-name="Normaali" style:family="paragraph">
      <style:text-properties fo:language="fi" fo:country="FI"/>
    </style:style>
    <style:style style:name="P72" style:parent-style-name="Normaali" style:family="paragraph">
      <style:text-properties fo:language="fi" fo:country="FI"/>
    </style:style>
    <style:style style:name="P73" style:parent-style-name="Normaali" style:family="paragraph">
      <style:text-properties fo:language="fi" fo:country="FI"/>
    </style:style>
    <style:style style:name="P74" style:parent-style-name="Normaali" style:family="paragraph">
      <style:text-properties fo:language="fi" fo:country="FI"/>
    </style:style>
    <style:style style:name="P75" style:parent-style-name="Normaali" style:family="paragraph">
      <style:text-properties fo:language="fi" fo:country="FI"/>
    </style:style>
    <style:style style:name="P76" style:parent-style-name="Normaali" style:family="paragraph">
      <style:text-properties fo:language="fi" fo:country="FI"/>
    </style:style>
    <style:style style:name="P77" style:parent-style-name="Normaali" style:family="paragraph">
      <style:text-properties fo:language="fi" fo:country="FI"/>
    </style:style>
    <style:style style:name="P78" style:parent-style-name="Normaali" style:family="paragraph">
      <style:text-properties fo:language="fi" fo:country="FI"/>
    </style:style>
    <style:style style:name="P79" style:parent-style-name="Normaali" style:family="paragraph">
      <style:text-properties fo:language="fi" fo:country="FI"/>
    </style:style>
    <style:style style:name="P80" style:parent-style-name="Normaali" style:family="paragraph">
      <style:text-properties fo:language="fi" fo:country="FI"/>
    </style:style>
    <style:style style:name="P81" style:parent-style-name="Normaali" style:family="paragraph">
      <style:text-properties fo:language="fi" fo:country="FI"/>
    </style:style>
    <style:style style:name="T82" style:parent-style-name="Kappaleenoletusfontti" style:family="text">
      <style:text-properties fo:language="fi" fo:country="FI"/>
    </style:style>
  </office:automatic-styles>
  <office:body>
    <office:text text:use-soft-page-breaks="true">
      <text:p text:style-name="P1">TOIVO KIRMANEN, AULIS HYNNINEN<text:s/>MATTI KOPRA</text:p>
      <text:p text:style-name="P2"/>
      <text:p text:style-name="P3">Toivo Kirmanen, Aulis Hynninen ja Matti Kopra muodostivat<text:s/>toverikolmikon, joka<text:s/>loikkasi Neuvostoliittoon vuonna 1932.<text:s/>Aulis Hynninen oli EK:n tietojen mukaan loikannut<text:s/>Kirmasen kanssa<text:s/>26.2.1932.<text:s/>Hynninen siirrettiin Puudosin aluella sijaitsevalle Kersonin sahalle, josta hän ja Toivo kirjoittivat sukulaisilleen.<text:s/></text:p>
      <text:p text:style-name="P4">Toukokuu</text:p>
      <text:p text:style-name="P5">Lähettäjä: Aulis Hynninen, Kersoni 30.5.32 HYVINVOINTI, ETNISYYS,</text:p>
      <text:p text:style-name="P6">Vastaanottaja: Toivo Hynninen, Suojärvi, Lietteen saha</text:p>
      <text:p text:style-name="P7"/>
      <text:p text:style-name="P8">Terve veli.</text:p>
      <text:p text:style-name="P9">Rupesin tässä sinulle kirjoittamaan kun on<text:s/>aikaa. Mitä sinulle nyt kuuluu sinne kurjaan Suomen maahan. Oletko sinä nyt töissä missään tähän aikaa vuotta. Mutta minä poika se vaan olen töissä ja työ ei lopu eikä limppu anna perään. Minusta tulee kohta ihan täysi venäläinen, joka toinen ilta on kielikoulua ja muut illat harjoitellaan. Kyllähän tässä aika hyvin menee kun vaan pääisi marssimaan vaikka kohti kuolemaa. No mitäs ne siellä sanoivat kun ei meitä näkynyt <text:s/>takaisin tulevan, eikä voida ihan kohta tullakkaan jos ei vaan aika mutu. Onkos isä missään työssä nykyisin vaan huilaako hän. Onko isä ja äiti puhuneet siitä mökin myynnistä mitä. Minä en kiellä enkä käske tehkööt niin kuin hyvä tulee.<text:s/></text:p>
      <text:p text:style-name="P10">(Sylvi Kirmanen ja Hynninen menneet salatein rajanyli Naistenjärveltä 26.2.32)</text:p>
      <text:p text:style-name="P11"/>
      <text:p text:style-name="P12"><text:bookmark-start text:name="_Hlk76382835"/>Lähettäjä: Aulis Hynninen, Kersoni 3/6.32<text:s/></text:p>
      <text:p text:style-name="P13">Vastaanottaja: Pekka Hynninen, Suojärvi, Lietteen saha<text:s/></text:p>
      <text:p text:style-name="P14">Terveisiä teille täältä Neuvostoliitosta ja tuhannet kiitokset kirjeistänne jonka sain eilen illalla. Minä arvaan ettei se elämä ole hääviä kun käypi hätäaputöissä joissa maksetaan niin pieni palkka että juuri saapi leipänsä niukasti … Täällä on työtä ja leipää vaikka kuinka paljon ei kumpikaan lopu kesken kaikkea on riittävästi.<text:s/><text:bookmark-end text:name="_Hlk76382835"/>Se on ikävinä kun en voi teitä auttaa kun kielletty täältä lähettämästä rahaa sinne toistaiseksi. Minulla olisi nytkin rahaa 185 ruplaa liikaa rahaa jonka kyllä lähettäisin ilomielin mutta kun on kielto niin ei mahda sille mitään. Kyllähän sen asian voipi järjestää kun käytte seuraaman minun jälkiäni kyllähän sen Tepon kanssa tulee täällä toimeen sillä onhan täällä paljon pienempiäkin kuin Teppo. …kuulkaahan onkohan Lehtoset viellä siellä jos on niin ottakaa Reinon osoite ja lähettäkää minulle että kirjoitan heille. Olisin kirjoittannut kummille mutta kun täältä ei tahdo saada paperia kun tässä meidän kaupassa ei ole viellä ollut mutta pian tulee kaikkia tavaroita kenkiä ei saa mistään ei skä rukkasia sitä vaan pahoittelen kun en ottanut niitä mukaani … kuulkaahan jos ostaisitte minulle kenkiä ja rukkasia ja lähettäisitte tänne. Mitäpä se Topi siellä pukseeraa kun on mies terve ja kesä niin ei hommaa itselleen työmaata … Olishan sitä paljon puhumista mutta eikän tässä osaa kaikkia ruveta loruamaan. Jos minä olisin nyt sieltä tulossa tänne niin kyllä tieteäisin mitä kaikkia pitäisi ottaa mukaan, sellaisen miehen on paras tulla tänne joka ei ole missään järjestöissä ollut. <text:s/></text:p>
      <text:p text:style-name="P15"/>
      <text:p text:style-name="P16">Lähettäjä: Toivo Kirmanen,<text:s/>Shala Kersoni 5.6.32 OLOT, VERKOSTOT, OHJEET</text:p>
      <text:p text:style-name="P17">Vastaanottaja: Sylvi Kirmanen, Suojärvi, Välikylä</text:p>
      <text:soft-page-break/>
      <text:p text:style-name="P18">… Minä käyn täällä päivätöissä, sillä tällä punktilla ei ole muuta kuin metsätöitä. Mutta minä toivon pääseväni toiseen paikkaan. Täällä on paljon tunnettuja, ne joita on tullut ennemmin, ne jotka ovat tulleet myöhemmin niitä en ole nähnyt. Te kysytte sitä Sokkaa, minä en ole hänestä kuullut mitään, jos te tiedättte missä hän on niin lähettäkää hänen osoitteensa että voisin kirjoittaa hänelle. Te sanoitte enon olevan Loimolassa, onko hänellä siellä pitempiaikainen työpaikka …Täällä on puute sellaisista. Etenkin villa tavaroita ei täällä saa ensinkään millään hinnalla. Jos sitten teille sopisi syksyyn mennessä hankkia minulle sellainen umpikauluksinen villapaita kun se entinen meni loppuun siellä vankilassa ollessani … Jos sieltä ken aikoo tänne tulla niin pitäisi lähtiessä ostaa kamppeita niin paljon kuin vain suinkin varat riittää sillä täältä ei niitä saa.</text:p>
      <text:p text:style-name="P19"/>
      <text:p text:style-name="P20">Lähettäjä: Aulis (Aku) Hynninen, Kersooni 10/6-32<text:s/></text:p>
      <text:p text:style-name="P21">Vastaanottaja: Pekka Hynninen, Suojärvi, Lietteen saha</text:p>
      <text:p text:style-name="P22"/>
      <text:p text:style-name="P23">Tervehdykseni saapukoot täältä Neuvostoliitosta rupesin tässä vaan vähäsen kirjoittamaan kuulkahaan kun minä kutsun ne vaatteet niin jos ette ole vielä lähettäneet niitä niin ei tarvihe niitä lähettää sillä minulle tulee täältä taas työmaan muutto enkä tietä minne joutuu ja minä ehdotan että olkaa vaan samassa paikassa missä olette nyt sillä ei se muuttamalla parane <text:s/>kaiken paras on olla paikallaan nyt kun saatte tämän niin ei tarvihe kirjoittaa mulle ennen kuin minä lähetän osoitteen ja tieton missä olen. Vaan sen minä kiellän jyrkästi ette ei pidä teijän lähteä ainakaan tänne nyt tämän kesän aikana non niin nyt minä lopetan Näkemiin vaan Aku<text:s/></text:p>
      <text:p text:style-name="P24"/>
      <text:p text:style-name="P25">Matti Kopra loikkasi myöhemmin ja joutui Svirstroille, josta hän lähetti kirjeen Toivo Turuselle.</text:p>
      <text:p text:style-name="P26"/>
      <text:p text:style-name="P27">Vastaanottaja: Toivo Turunen, Suojärvi, Liete</text:p>
      <text:p text:style-name="P28">Lähettäjä: Kopra Matti, Svirstroi, Leningratsoi Barak 86 24.10.32</text:p>
      <text:p text:style-name="P29">”…Reima Sanni on täällä ja hän sanoi, että sinä olet vielä Loimolassa, oli saanut kirjeen sieltä…Jokohan kotona tietävät että olen täällä ja mitähän ne mahtavat ajatella… Nt on sellainen asia kun minulta jäi tili saamatta kun Hallikaisen Väinö antoi sen verran rahaa, kun tili sisälti --- minä lähetän valtakirjan että saatte tilin … Pylkkäsen Matti sen asian selvittää jos Toivo vaikka kysyisi. Terveiset täältä vieraasta maasta…”</text:p>
      <text:p text:style-name="P30"/>
      <text:p text:style-name="P31">Anni Tannisen mukaan Aulis Hynninen, Toivo Kirmanen ja Matti Kopra olivat Sarovan karanteenileirillä kesällä 1933.<text:s/></text:p>
      <text:p text:style-name="P32"/>
      <text:p text:style-name="P33">Lähettäjä: Anna Sorsa nyk. Tanninen</text:p>
      <text:p text:style-name="P34">Vastaanottaja: Anastasia Sorsa, Suojärvi Liete</text:p>
      <text:p text:style-name="P35">Päivää kotiväki</text:p>
      <text:p text:style-name="P36">Sarova 12/6-33</text:p>
      <text:soft-page-break/>
      <text:p text:style-name="P37">Kirjoitan taas pitkän ajan perästä kirjeen kun meille tuli muutto Kirovasta pois minä siellä lähtöä vasten kirjoitin, siinä kirjeessä minä pyysin laittamaan paketin jos ette ole viellä<text:s/>laittaneet niin ei huoli laittaa minä annan paremman osoitteen --- Täällä ollaan leiripaikalla on oikein hauska olla lapset ovat nyt terveitä Eila on parantunut on nyt yhtä lihava kuin Suomessa ollessa Veikko on samanlaisessa kunnossa kun Suomessa. Ruoka on lasten oikein hyvä täällä --- Jelosen Pekka kävi talvella Kontupohjassa Pekka on täällä samassa paikassa Hyvysen Aulis on ja Kirmasen Tauno Matti Kopra, täällä on Suojärveltä tulleita paljon Petrosen Valtter ja Karhusen Valde kerittiin muuttaa pois kun me tultiin tänne he tulivat junalla vastaan he kai meni Uraliin. Me ollaan täällä Saarvan kaupungissa keskellä Venäjäää Leningradista tultiin Moskovaan ja tänne edelleen 900 km matka. Nyt sitä katsellaan maailmaa ja on jotaisin katsomista täällä, täällä on<text:s/>yksissä kaupungeissa niin paljon asukasta kun koko Suomen maassa. Vielläkö olette saanut työtä tehä? Täällä on kyllä työtä ei kesken lopu. Jatkan tätä kirjettä nyt lähtee täällä etappi Uraliin niiten mukana laitan, että saatte tietää että ollaan Saarvan kaupungissa kun tämä leiripaikka ja työ loppuu tuodaan sitten taas uuden työpaikan. Kyllä tämä ihmiselämä on täällä melko vittua vaikka Suomessa haastettiin toista. Minä nyt koitan anoa Eevan luokse jos en pääse niin anon Suomeen, minä en anna nyt teille osoitetta ollenkaan kirjeet ei tule niin sukkelaan tänne. Pitäkää huoli tavaroista ennen jos ei tulla niin kolmen vuoden kuluttua on pakko laskea takaisin, täällä suomalaisten lapset kolmes vuode ylöspäin lastenkodilla Eilan ois otanna minä sain lääkärin kautta pois --- terveisin Anna.<text:s/></text:p>
      <text:p text:style-name="P38"/>
      <text:p text:style-name="P39">Matti Kopra kirjoitti Uralilta Nadezhdenskista että kolmikon tiet olivat eronneet Sarovassa. Matti Kopra oli siirretty Nadezhdenskiin, mutta muiden olinpaikoista ei Matilla ollut tietoa, mutta hän oletti, että Aulis ja Toivo olivat samassa paikassa.<text:s/></text:p>
      <text:p text:style-name="P40"/>
      <text:p text:style-name="P41">Tammikuu</text:p>
      <text:p text:style-name="P42">Vastaanottaja: Sylvi Kirmanen, Suojärvi Lietteen Välikylä PARISUHDE, OLOT, VERKOSTOT, PAKKOTYÖ</text:p>
      <text:p text:style-name="P43">Lähettäjä: Matti Kopra, Venäjä, CCCR, Uralin alue Nadeshdinskin tehdas, I tie, parakki no 20</text:p>
      <text:p text:style-name="P44">Uralilla 23/1 -34</text:p>
      <text:p text:style-name="P45">Heipä nyt vaan pitkästä aikaa täältä Uralin mailta jossa on oltu jo kaksi kuukautta mutta ei vielä ole tullut pissattua kuten venäläinen kovorii. No niin mites se sielää menee, vissiin yhtä railakkaasti kuten ennenkin täällä se menee kuin ajais purjeella vastatuuleen,<text:s/>milloinkaan ei aamupäivälllä tiedä mitä illalla voi tapahtua. Oletkos vielä niitä haavoittuneita sitoutunut vai on alkanut kyllästymään tahi jos olet jo löytänyt ikuisen rittakaverin. Mites se on oletkos saanut Topista mitään tietoa vai onko hän tullut itse kertomaan terveisiä me oltiin kaikki hurjat yhdessä kesällä mutta minä sain komennuksen niin sillä välillä oli Topi viety pois mutta en tiedä minne hän joutu vai lienee ollu jossakin komennuksella kun ei ollut aika kysellä vaan piti lähteä etappiin mutta jälest en ole saanut mitään tietoa, niin kyllä hän silloin oli terve poika niin ettei huoli huolehtia että hän olisi kuollut. <text:s/>Vieläkös Sokka on kirjoittnaut siitä on jo kohta Vuosi aikaa kun olen viimeksi häneltä mitään tietoa saanut kun oltiin vähän kielletyissä paikoissa. Nyt ei muuta kuin terveisiä paljon teille kaikille ja sano tutuille myös terveisiä. Jos saat tämän kirjeen ja viitsit vastata niin kirjoitan toisen kerran enemmän.<text:s/></text:p>
      <text:p text:style-name="P46">Entinen kortteeripoika maailman Matti</text:p>
      <text:p text:style-name="P47"/>
      <text:p text:style-name="P48">Vastaanottaja: Sylvi Kirmanen, Lietteen Välikylä (Suojärven kunnallissairaalan siivoojatar)</text:p>
      <text:p text:style-name="P49">Lähettäjä: Matti Kopra, Uralin alue, Nadeshdinskin tehdas 1:n linja parakki no 2</text:p>
      <text:soft-page-break/>
      <text:p text:style-name="P50">Nadesajassa 2/3-34</text:p>
      <text:p text:style-name="P51">Sydämellinen kiitos kirjeestä jonka sain viikko sitten vastaanottaa vaikka ei tullut ihan paikalla vastattua ---- Sinä kerrot siellä olevan niin ikävän ja yksitoikkoisen elämän mutta älä ole pahoillasi sillä kyllä se aina on parempaa <text:s/>kun – mitä on maailmalla/Venäjällä/ siinä vain olet tehnyt oikein kun et ole lähtenyt mihinkään taivaltamaan sillä ei nämä reissut niin hauskoja ole kuin kuviteltiin siellä mutta kun on vakaat hermot ja hyvä terveys niin kyllähän läpäisee. Onko sinne tullut takaisin täältä ja oletko kuullut minkäänlaisia huhuja sopimuksista Suomen ja Venäjän välillä näiden loikkareitten suhteen kylllä täällä on kaikki siinä hyvässä toivossa että tämän vuoten aikana ehkä pääsee takaisin mutta saa nähtä miten käy mutta toivotaan että pääsee --- Topista en ole saanut mitään tietoa mutta älkää olko huolissanne tulee se mies Meren takanen niin kyllä se viel selviää täältäkin ne kyllä ovat Auliksen kanssa yhtessä /Toivo Kirmanen ja Aulis Hynninen/ kulkeneet ja kyllä kai ne ovat nytkin sinä kyselet Reiman Sannia me ollaan samassa paikassa ja samassa parakissa toisia tuttuja ei tässä olekkaan ---- mie kirjoitan Pylkkäsen Eetulle ihan näinä aikoina --- sano terveisiä Pylkkäsele ja Vainon Artturille.</text:p>
      <text:p text:style-name="P52"/>
      <text:p text:style-name="P53">Vastaanottaja: Sylvi Kirmanen,<text:s/>Suojärvi</text:p>
      <text:p text:style-name="P54">Lähettäjä: joku Matti</text:p>
      <text:p text:style-name="P55">Takistroi? 15/11-34</text:p>
      <text:p text:style-name="P56"/>
      <text:p text:style-name="P57">Sylvi hyvä!</text:p>
      <text:p text:style-name="P58">Nyt lausun sydämelliset kiitokset kirjeestäsi --- en tiedä jasanetko varttua siellä minulta voi mennä vuosia enenkuin pääsen täältä pois täällä ei ole niin helppo päästä pois kun tänne jos täältä viellä joskus pääsis niin olis se hauska tavat toisiamme veillä kerran ---sehän on muuten hyvä kun tehtaant käyvät ja ihmisillä on tyätä ja leivän särvintä muuta kuin ei vain vettä ja leipää täällä ei oikeastaan ole mitään ---kirjoita joskus kun saat<text:s/>tämän Matti</text:p>
      <text:p text:style-name="P59"/>
      <text:p text:style-name="P60">Toivo Kirmanen oli kuitenkin joutunut yksin kauemmas Siperiaan. 2.2.1935 lähettämässään kirjeessään siskolleen Katrille, hän kertoo olevansa ”Puutokassa”, joka sijaitsi 5000 kilometrin päässä Suomen rajasta. Toivo on ilmeisesti yrittänyt karata ja saanut karkotustuomion Siperiaan, minne monet muutkin pakoa yrittäneet suomalaisloikkarit karkotettiin.<text:s/>Seuraavassa kirjeessään Katrille osoitteeksi tarkentui Povitovskin<text:s/>valtiontila numero 158, joka sijaitsi Omskin alueella Siperiassa.</text:p>
      <text:p text:style-name="P61"/>
      <text:p text:style-name="P62">Vastaanottaja: Katri Kirmanen, Suojärvi Liete</text:p>
      <text:p text:style-name="P63">Lähettäjä: Toivo Kirmanen, Venäjältä</text:p>
      <text:p text:style-name="P64">”Puutokka 2/2-35</text:p>
      <text:p text:style-name="P65">Sisko hyvä,<text:s/></text:p>
      <text:p text:style-name="P66">Nyt saan vastata kirjeeseen, jonka sain vastaanottaa joku päivä sitten. Eipä täältä paljon kirjoittamista ole, kun tämä elämä on niin yksitoikkoista. Sinä kirjoitat että täällä täytyy menettää yksi päivä kerrallaan mutta minusta ei tunnu toisinaan menevän kuin puolipäivää kerrallaan sen kyllä arvaat kun minä asun vallan venäläisten kanssa. Nytkin olin puolitoista kuukautta etten kuullut suomen sanaa. Nyt kävin suomalaisten luona niitä on tästä 15 km päässä--- Sinä mainitsit niistä valokuvista ne kait ovat niissä aiakisemmissa<text:s/><text:soft-page-break/>kirjeissä vaikka olkoot tai eläkööt ei niitä tarvii enempää lähettää sillä jo minä uskon ettei täältä mitkään anomukset pois päästä ellei onnistu karkaamaan ja sekin on minulle mahdoton ainakin tänä kevänä sillä rahaa ei ole eikä<text:s/>yhtessä kesässä jalkaisin kerkiä kun matkaa on 5000 km. ja karkaaminen pitäisi tapahtua keväällä. Toiset pojat saivat melkein kaikki rahakirjeet tässä kuussa ne tuli vakuutettuna. En minä sillä tätä teille kerro, että pyytäisin teiltä rahaa sillä ymmärrän kyllä että mistäpä se teillekään tulee. Niin täytyy tyytyä kohtaloonsa. Ketäpä tästä syyttää itsehän minä tyhmyyksissäni tänne läksin. Noniin sinä sanoit että aijotte lähettää pankin kautta rahaa. Sitä ei pidä tehdä sillä en saa satasesta kuin tupakka askin hinnan, mutta jos saan pari sataa suoraan niin ostan silä puvun ja jää matkarahaakin. Onko Kopran Matti kirjoittanut teille? Jos on niin lähettäkää hänen osoite minulle. --- Toivo Kirmanen</text:p>
      <text:p text:style-name="P67"/>
      <text:p text:style-name="P68">Vastaanottaja: Katri Kirmanen, Suojärvi, Lietteen välikylä</text:p>
      <text:p text:style-name="P69">Lähettäjä: Toivo Kirmanen, os. CCCR, Omckoi obl.<text:s/>Ikopzkockoi raijon, Povitobko covhos no 158 Firmo N:o 4</text:p>
      <text:p text:style-name="P70"/>
      <text:p text:style-name="P71">Tervehdykseni!</text:p>
      <text:p text:style-name="P72">Nyt lähetän tässä tämän lapun. Koetan että tuleeko tämä on jo kolmas vastaus siihen viimeksi lähettämäänne kirjeeseen. Täällä kun ei saa kirjekuoria mistään ne on tise tehtävä ja paperi on niin huonoa. Ne hajoaa välillä ja tulevat takaisin. Siinä viime kirjeessä mainitsitte että lähetätte rahakirjeen. Minä olen viikkokaupalla juossut 15 km postissa eikä mitään kirjettä tule. No niin kun saatte tämän kirjeen niin lähettäkää heti vastuu että pääse huoletta oletteko lähettäneet rahakirjeen. Jos lähetätte niin se pitäisi tapahtua heti sillä minä muutan keväällä pois tästä paikasta. Minä olen yksin suomalainen tässä seudulla sillä toiset saivat rahat ja menivät Karjalaan. Sanokaa Kupias Pekolle terveisiä Maralle myös erikseen paljon terveisiä, miksi ei Martta ole mitään kirjoittanut. Sitten vaan tervehdykseni ja hauskaa kevättä Toivoo Kirmanen T.<text:s/></text:p>
      <text:p text:style-name="P73"/>
      <text:p text:style-name="P74">Toivon suunnitelmat paosta raukesivat kun hän sairastui vakavasti. Toivo lähetti siskolleen kirjeen, jonka hän saneli toiselle suomalaiselle, joka oli samassa sovhoosissa, minne Toivo oli siirretty.</text:p>
      <text:p text:style-name="P75">Vastaanottaja Katri Kirmanen, Suojärvi, Lietteen Välikylä</text:p>
      <text:p text:style-name="P76">Lähettäjä: Toivo Kirmanen, os. Zan. Sib. Krai. Omskoi oblasti, Ikonovskoi raijona Ajetnrovka sovhos no 157</text:p>
      <text:p text:style-name="P77">”Siperian aroilla 18/5.36</text:p>
      <text:p text:style-name="P78">Sisko hyvä,<text:s/></text:p>
      <text:p text:style-name="P79">Kevää tervehdys täältäkin päin maailmaa. Tätä pitkästä aikaa sillä elämäni näyttää siltä että ei elämä ole sen arvoista että elää sillä taitaa olla elämäni aivan viimeisillään sillä olen sairastanna koko talve ajan ja tuntuu siltä että elämän päiväni on eletty sillä ei kätenikään enään nouse tätä kirjoittamaan. Vieraalla kätellä kirjoitan sillä en tietä että onko tää vai huominen päivä viimeinen elon päivä. Sitten pyytän että vielä vastaisit kerran ennen kuolemistani sillä minä en voi enään kauvan elää siis hauskaa kesää toivoo veljesi Topi Kirmanen</text:p>
      <text:p text:style-name="P80">Kirjoitan veljesi puolestä sillä veljesi ei pysty kirjoittamaan. Koita sitten vastata tähän kirjeeseen. Siis hauskaa kesää Emil Sorjonen.<text:s/></text:p>
      <text:p text:style-name="P81">Osoita kirjeeni jonkun Paavialisen soitteella joka on alleviivaattu.<text:s/></text:p>
      <text:soft-page-break/>
      <text:p text:style-name="Normaali"><text:span text:style-name="T82">Osoite on Venäjälle USSSR Zan Sib. Krai, Omskii oblasti Ikonovskoi raijona Ajetnrovka sovhos Samuli Semenovits Paavilain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änis-Isokangas Ira (KA)</meta:initial-creator>
    <dc:creator>Jänis-Isokangas Ira (KA)</dc:creator>
    <meta:creation-date>2022-02-22T12:49:00Z</meta:creation-date>
    <dc:date>2022-03-03T12:17:00Z</dc:date>
    <meta:template xlink:href="Normal" xlink:type="simple"/>
    <meta:editing-cycles>3</meta:editing-cycles>
    <meta:editing-duration>PT10920S</meta:editing-duration>
    <meta:document-statistic meta:page-count="6" meta:paragraph-count="30" meta:word-count="2296" meta:character-count="15356" meta:row-count="109" meta:non-whitespace-character-count="13090"/>
  </office:meta>
</office:document-meta>
</file>